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356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752in"/>
    </style:style>
    <style:style style:name="co5" style:family="table-column">
      <style:table-column-properties fo:break-before="auto" style:column-width="1.3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7409in" svg:height="4.9142in" svg:x="2.5346in" svg:y="0.2157in">
            <draw:object draw:notify-on-update-of-ranges="Sheet1.A2:Sheet1.A2 Sheet1.A3:Sheet1.A16 Sheet1.B2:Sheet1.B2 Sheet1.B3:Sheet1.B16 Sheet1.A3:Sheet1.A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 table:number-columns-spanned="2" table:number-rows-spanned="1">
            <text:p>bubble sort</text:p>
          </table:table-cell>
          <table:covered-table-cell/>
          <table:table-cell/>
          <table:table-cell office:value-type="string" calcext:value-type="string" table:number-columns-spanned="2" table:number-rows-spanned="1">
            <text:p>quicksort</text:p>
          </table:table-cell>
          <table:covered-table-cell/>
        </table:table-row>
        <table:table-row table:style-name="ro1">
          <table:table-cell office:value-type="string" calcext:value-type="string">
            <text:p>number of words</text:p>
          </table:table-cell>
          <table:table-cell office:value-type="string" calcext:value-type="string">
            <text:p>number of accesses</text:p>
          </table:table-cell>
          <table:table-cell/>
          <table:table-cell office:value-type="string" calcext:value-type="string">
            <text:p>number of words</text:p>
          </table:table-cell>
          <table:table-cell office:value-type="string" calcext:value-type="string">
            <text:p>number of accesses</text:p>
          </table:table-cell>
        </table:table-row>
        <table:table-row table:style-name="ro1">
          <table:table-cell office:value-type="float" office:value="5" calcext:value-type="float">
            <table:cell-range-source table:name="CSV_all" xlink:type="simple" xlink:href="../out_sortwords.csv" table:filter-name="Text - txt - csv (StarCalc)" table:filter-options="9/59/44,34,76,1,,0,false,false,true,false,false,0,false,false,true" table:last-column-spanned="2" table:last-row-spanned="14"/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able:cell-range-source table:name="CSV_all" xlink:type="simple" xlink:href="../out_qsortwords.csv" table:filter-name="Text - txt - csv (StarCalc)" table:filter-options="9/59/44,34,76,1,,0,false,false,true,false,false,0,false,false,true" table:last-column-spanned="2" table:last-row-spanned="14"/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358" calcext:value-type="float">
            <text:p>335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1876" calcext:value-type="float">
            <text:p>61876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395" calcext:value-type="float">
            <text:p>539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51996" calcext:value-type="float">
            <text:p>551996</text:p>
          </table:table-cell>
          <table:table-cell/>
          <table:table-cell office:value-type="float" office:value="521" calcext:value-type="float">
            <text:p>521</text:p>
          </table:table-cell>
          <table:table-cell office:value-type="float" office:value="15502" calcext:value-type="float">
            <text:p>1550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04392" calcext:value-type="float">
            <text:p>304392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10741" calcext:value-type="float">
            <text:p>1074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8402" calcext:value-type="float">
            <text:p>38402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56" calcext:value-type="float">
            <text:p>245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366" calcext:value-type="float">
            <text:p>536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31512" calcext:value-type="float">
            <text:p>131512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6631" calcext:value-type="float">
            <text:p>663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1680" calcext:value-type="float">
            <text:p>31680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2519" calcext:value-type="float">
            <text:p>2519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178506" calcext:value-type="float">
            <text:p>1178506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28226" calcext:value-type="float">
            <text:p>2822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177072" calcext:value-type="float">
            <text:p>1177072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26629" calcext:value-type="float">
            <text:p>266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5:39:01.994384665</meta:creation-date>
    <dc:date>2023-10-09T15:49:16.192033684</dc:date>
    <meta:editing-duration>PT10M14S</meta:editing-duration>
    <meta:editing-cycles>1</meta:editing-cycles>
    <meta:document-statistic meta:table-count="1" meta:cell-count="62" meta:object-count="1"/>
    <meta:generator>LibreOffice/7.6.2.1$Linux_X86_64 LibreOffice_project/60$Build-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203cm" svg:height="12.483cm" xlink:href=".." xlink:type="simple" chart:class="chart:scatter" chart:column-mapping="0" chart:style-name="ch1">
        <chart:legend chart:legend-position="end" svg:x="17.737cm" svg:y="5.942cm" style:legend-expansion="high" chart:style-name="ch2"/>
        <chart:plot-area chart:style-name="ch3" table:cell-range-address="Sheet1.A2:Sheet1.B16" chart:data-source-has-labels="both" svg:x="2.713cm" svg:y="0.858cm" svg:width="15.835cm" svg:height="11.001cm">
          <chart:coordinate-region svg:x="4.26cm" svg:y="1.057cm" svg:width="14.008cm" svg:height="10.155cm"/>
          <chart:axis chart:dimension="x" chart:name="primary-x" chart:style-name="ch4" chartooo:axis-type="auto">
            <chart:title svg:x="9.316cm" svg:y="11.923cm" chart:style-name="ch5">
              <text:p>Number of Words</text:p>
            </chart:title>
            <chart:categories table:cell-range-address="Sheet1.A3:Sheet1.A16"/>
            <chart:grid chart:style-name="ch6" chart:class="major"/>
          </chart:axis>
          <chart:axis chart:dimension="y" chart:name="primary-y" chart:style-name="ch4">
            <chart:title svg:x="1.709cm" svg:y="7.897cm" chart:style-name="ch7">
              <text:p>Number of Accesses</text:p>
            </chart:title>
            <chart:grid chart:style-name="ch6" chart:class="major"/>
          </chart:axis>
          <chart:series chart:style-name="ch8" chart:values-cell-range-address="Sheet1.B3:Sheet1.B16" chart:label-cell-address="Sheet1.B2:Sheet1.B2" chart:class="chart:scatter">
            <chart:domain table:cell-range-address="Sheet1.A3:Sheet1.A16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umber of accesses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3:Sheet1.A16</svg:desc>
                </draw:g>
              </table:table-cell>
              <table:table-cell office:value-type="float" office:value="5">
                <text:p>5</text:p>
                <draw:g>
                  <svg:desc>Sheet1.A3:Sheet1.A16</svg:desc>
                </draw:g>
              </table:table-cell>
              <table:table-cell office:value-type="float" office:value="8">
                <text:p>8</text:p>
                <draw:g>
                  <svg:desc>Sheet1.B3:Sheet1.B16</svg:desc>
                </draw:g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358">
                <text:p>33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61876">
                <text:p>61876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551996">
                <text:p>551996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304392">
                <text:p>30439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38402">
                <text:p>3840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66">
                <text:p>536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31512">
                <text:p>13151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31680">
                <text:p>31680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1178506">
                <text:p>1178506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1177072">
                <text:p>11770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